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a6ae" officeooo:paragraph-rsid="0006a6ae"/>
    </style:style>
    <style:style style:name="P2" style:family="paragraph" style:parent-style-name="Standard">
      <style:text-properties officeooo:rsid="0008984a" officeooo:paragraph-rsid="0008984a"/>
    </style:style>
    <style:style style:name="P3" style:family="paragraph" style:parent-style-name="Text_20_body">
      <style:text-properties officeooo:rsid="0006a6ae" officeooo:paragraph-rsid="0006a6ae"/>
    </style:style>
    <style:style style:name="T1" style:family="text">
      <style:text-properties officeooo:rsid="000ad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9 Github 추가활동 내역</text:p>
      <text:p text:style-name="P1"/>
      <text:p text:style-name="P1">20180605 L9</text:p>
      <text:p text:style-name="P1"/>
      <text:p text:style-name="P3">곽현기 : 반응형 페이지 내용 수정, 주요 코드 내용 통일성 보완<text:line-break/>김성준 : 반응형 페이지 제작, 저장소 업데이트<text:line-break/>윤여찬 : 정적페이지 제작, 반응형 페이지 수정</text:p>
      <text:p text:style-name="Text_20_body">공통 : CUBRID ISSUE page에서 issue된 사항들을 직접 issue하면서 연구해봄</text:p>
      <text:p text:style-name="P1"/>
      <text:p text:style-name="P1">기존까지는 정적페이지를 사용하였으나 기존 페이지에서 벗어나 <text:span text:style-name="T1">Moon 이라는 Repository를 fork하고 수정한 </text:span>반응형 웹사이트로 업그레이드하였습니다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8:23:51.540042832</meta:creation-date>
    <dc:date>2018-06-05T19:53:51.216862713</dc:date>
    <meta:editing-duration>PT1H30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58" meta:character-count="257" meta:non-whitespace-character-count="207"/>
  </office:meta>
</office:document-meta>
</file>